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Text_20_body" style:master-page-name="">
      <style:paragraph-properties fo:margin-top="0cm" fo:margin-bottom="0cm" style:contextual-spacing="false" style:page-number="auto" style:shadow="none">
        <style:tab-stops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1" style:font-size-complex="8pt" style:font-weight-complex="normal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fo:color="#000000" loext:opacity="100%" style:font-name="Courier 10 Pitch" fo:font-size="10pt" fo:font-weight="normal" officeooo:paragraph-rsid="0080ff0e" style:font-name-asian="SimSun" style:font-size-asian="10pt" style:font-weight-asian="normal" style:font-name-complex="Tahoma1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1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1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126663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fo:color="#ff3300" loext:opacity="100%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fo:color="#7e0021" loext:opacity="100%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1" style:font-size-complex="10pt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3026f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36ae75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5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7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8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30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T1" style:family="text">
      <style:text-properties style:font-name="Arial"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weight="bold" officeooo:rsid="0099ffb2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eee"/>
    </style:style>
    <style:style style:name="T6" style:family="text">
      <style:text-properties fo:font-style="normal" style:text-underline-style="none" officeooo:rsid="00115eee" style:font-style-asian="normal" style:font-style-complex="normal"/>
    </style:style>
    <style:style style:name="T7" style:family="text">
      <style:text-properties fo:color="#3333ff" loext:opacity="100%"/>
    </style:style>
    <style:style style:name="T8" style:family="text">
      <style:text-properties fo:color="#3333ff" loext:opacity="100%" fo:font-weight="bold" officeooo:rsid="0092ddf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e0021" loext:opacity="100%" fo:font-weight="bold" style:font-weight-asian="bold" style:font-weight-complex="bold"/>
    </style:style>
    <style:style style:name="T11" style:family="text">
      <style:text-properties fo:color="#579d1c" loext:opacity="100%" fo:font-weight="bold" style:font-weight-asian="bold" style:font-weight-complex="bold"/>
    </style:style>
    <style:style style:name="T12" style:family="text">
      <style:text-properties fo:color="#660066" loext:opacity="100%"/>
    </style:style>
    <style:style style:name="T13" style:family="text">
      <style:text-properties fo:color="#663300" loext:opacity="100%"/>
    </style:style>
    <style:style style:name="T14" style:family="text">
      <style:text-properties fo:color="#800000" loext:opacity="100%" fo:font-size="7pt" fo:font-style="italic" style:font-size-asian="7pt" style:font-style-asian="italic" style:font-size-complex="7pt" style:font-style-complex="italic"/>
    </style:style>
    <style:style style:name="T15" style:family="text">
      <style:text-properties fo:color="#ff3300" loext:opacity="100%" fo:font-size="7pt" fo:font-style="italic" style:font-size-asian="7pt" style:font-style-asian="italic" style:font-size-complex="7pt" style:font-style-complex="italic"/>
    </style:style>
    <style:style style:name="T16" style:family="text">
      <style:text-properties fo:color="#009900" loext:opacity="100%"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800000" loext:opacity="100%" fo:font-size="8pt" fo:font-style="italic" style:font-size-asian="8pt" style:font-style-asian="italic" style:font-size-complex="8pt" style:font-style-complex="italic"/>
    </style:style>
    <style:style style:name="T18" style:family="text">
      <style:text-properties fo:color="#ff3333" loext:opacity="100%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 loext:opacity="100%"/>
    </style:style>
    <style:style style:name="T21" style:family="text">
      <style:text-properties fo:color="#579d1c" loext:opacity="100%"/>
    </style:style>
    <style:style style:name="T22" style:family="text">
      <style:text-properties fo:color="#999999" loext:opacity="100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d1ad22"/>
    </style:style>
    <style:style style:name="T24" style:family="text">
      <style:text-properties fo:font-size="9pt" officeooo:rsid="005e4296" style:font-size-asian="9pt" style:font-size-complex="9pt"/>
    </style:style>
    <style:style style:name="T25" style:family="text">
      <style:text-properties fo:font-size="9pt" officeooo:rsid="00d1ad22" style:font-size-asian="9pt" style:font-size-complex="9pt"/>
    </style:style>
    <style:style style:name="T26" style:family="text">
      <style:text-properties officeooo:rsid="01294b8d"/>
    </style:style>
    <style:style style:name="T27" style:family="text">
      <style:text-properties officeooo:rsid="012ea4e0"/>
    </style:style>
    <style:style style:name="T28" style:family="text">
      <style:text-properties officeooo:rsid="013026ff"/>
    </style:style>
    <style:style style:name="T29" style:family="text">
      <style:text-properties officeooo:rsid="004bad15"/>
    </style:style>
    <style:style style:name="T30" style:family="text">
      <style:text-properties fo:color="#808080" loext:opacity="100%"/>
    </style:style>
    <style:style style:name="T31" style:family="text">
      <style:text-properties officeooo:rsid="00e915b3"/>
    </style:style>
    <style:style style:name="T32" style:family="text">
      <style:text-properties fo:color="#ff3300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placeholder text:placeholder-type="text">&lt;setLang('it_IT')&gt;</text:placeholder></text:span><text:span text:style-name="T2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"><text:span text:style-name="T3">Distinta base</text:span><text:span text:style-name="T4">:</text:span> <text:span text:style-name="T5">[</text:span><text:span text:style-name="T2"><text:placeholder text:placeholder-type="text">&lt;product.default_code&gt;</text:placeholder></text:span><text:span text:style-name="T6">]</text:span><text:span text:style-name="T2"> </text:span><text:span text:style-name="T2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3">Componente</text:p>
          </table:table-cell>
          <table:covered-table-cell/>
          <table:table-cell table:style-name="Tabella1.A2" office:value-type="string">
            <text:p text:style-name="P3">Q.</text:p>
          </table:table-cell>
          <table:table-cell table:style-name="Tabella1.A2" office:value-type="string">
            <text:p text:style-name="P4">Prezzo</text:p>
          </table:table-cell>
          <table:table-cell table:style-name="Tabella1.A2" office:value-type="string">
            <text:p text:style-name="P3">UM</text:p>
          </table:table-cell>
          <table:table-cell table:style-name="Tabella1.A2" office:value-type="string">
            <text:p text:style-name="P3">Totale</text:p>
          </table:table-cell>
          <table:table-cell table:style-name="Tabella1.G2" office:value-type="string">
            <text:p text:style-name="P5">Simulato</text:p>
          </table:table-cell>
        </table:table-row>
        <table:table-row>
          <table:table-cell table:style-name="Tabella1.A3" table:number-columns-spanned="7" office:value-type="string">
            <text:p text:style-name="P6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7"><text:placeholder text:placeholder-type="text">&lt;if test="hw"&gt;</text:placeholder><text:span text:style-name="T7"><text:placeholder text:placeholder-type="text">&lt;name&gt;</text:placeholder></text:span><text:span text:style-name="T7"><text:placeholder text:placeholder-type="text">&lt;'' and list_ids&gt;</text:placeholder></text:span><text:span text:style-name="T7"><text:s/></text:span><text:span text:style-name="T8">[</text:span><text:span text:style-name="T8"><text:placeholder text:placeholder-type="text">&lt;hw.default_code&gt;</text:placeholder></text:span><text:span text:style-name="T8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9"><text:placeholder text:placeholder-type="text">&lt;'' if not product.first_supplier_id else (' (%s)' % product.first_supplier_id.name)&gt;</text:placeholder></text:span><text:span text:style-name="T10"><text:placeholder text:placeholder-type="text">&lt;'(Peso barra: %s Kg, Pr.U.: € %s - Simul. %s)**' % (element.weight, (pipe_total_weight[1] / pipe_total_weight[0] if pipe_total_weight[0] else '?' ), simulated_unit) if element.is_pipe else '' &gt;</text:placeholder></text:span><text:span text:style-name="T11"><text:placeholder text:placeholder-type="text">&lt;'*' if element.bom_industrial_no_price  else '' &gt;</text:placeholder></text:span><text:span text:style-name="T12"><text:placeholder text:placeholder-type="text">&lt;'\n%s' %  fabric_text if fabric_text else ''&gt;</text:placeholder></text:span><text:span text:style-name="T13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8"><text:placeholder text:placeholder-type="text">&lt;q&gt;</text:placeholder></text:p>
          </table:table-cell>
          <table:table-cell table:style-name="Tabella1.D4" office:value-type="string">
            <text:p text:style-name="P9"><text:span text:style-name="T14"><text:placeholder text:placeholder-type="text">&lt;if test="old_date"&gt;</text:placeholder></text:span><text:span text:style-name="T15"><text:placeholder text:placeholder-type="text">&lt;date_quotation &gt;</text:placeholder></text:span><text:span text:style-name="T14"><text:placeholder text:placeholder-type="text">&lt;/if&gt;</text:placeholder></text:span><text:span text:style-name="T14"><text:placeholder text:placeholder-type="text">&lt;if test="not old_date"&gt;</text:placeholder></text:span><text:span text:style-name="T16"><text:placeholder text:placeholder-type="text">&lt;date_quotation &gt;</text:placeholder></text:span><text:span text:style-name="T14"><text:placeholder text:placeholder-type="text">&lt;/if&gt;</text:placeholder></text:span><text:span text:style-name="T17"><text:s/></text:span><text:placeholder text:placeholder-type="text">&lt;if test="red_price"&gt;</text:placeholder><text:span text:style-name="T18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0"><text:placeholder text:placeholder-type="text">&lt;um&gt;</text:placeholder></text:p>
          </table:table-cell>
          <table:table-cell table:style-name="Tabella1.F4" office:value-type="string">
            <text:p text:style-name="P11"><text:span text:style-name="T19"><text:placeholder text:placeholder-type="text">&lt;if test="red_price"&gt;</text:placeholder></text:span><text:span text:style-name="T20"><text:placeholder text:placeholder-type="text">&lt;('%.5f' % total).strip()&gt;</text:placeholder></text:span><text:span text:style-name="T19"><text:placeholder text:placeholder-type="text">&lt;/if&gt;</text:placeholder></text:span><text:span text:style-name="T19"><text:placeholder text:placeholder-type="text">&lt;if test="not red_price"&gt;</text:placeholder></text:span><text:placeholder text:placeholder-type="text">&lt;('%.5f' % total).strip()&gt;</text:placeholder><text:span text:style-name="T19"><text:placeholder text:placeholder-type="text">&lt;/if&gt;</text:placeholder></text:span><text:span text:style-name="T2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2"><text:span text:style-name="T22"><text:placeholder text:placeholder-type="text">&lt;'[S.L.]' if element.is_pipe or fabric_text else ('[=]' if abs(price - simulated_unit)&lt; 0.00001 else '%.5f' % simulated_unit)&gt;</text:placeholder></text:span><text:span text:style-name="T22"><text:s/>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13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4"><text:span text:style-name="T23">Riepilogo metallo</text:span>: <text:span text:style-name="T23">peso Kg.</text:span> <text:span text:style-name="T24"><text:placeholder text:placeholder-type="text">&lt;pipe_total_weight[0]&gt;</text:placeholder></text:span><text:span text:style-name="T24"><text:s/></text:span><text:span text:style-name="T25">Valore €: </text:span><text:span text:style-name="T24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Manodopera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19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20"><text:placeholder text:placeholder-type="text">&lt;item.product_id.default_code or '/' &gt;</text:placeholder><text:s/><text:span text:style-name="T26">(</text:span><text:placeholder text:placeholder-type="text">&lt;item.qty&gt;</text:placeholder><text:placeholder text:placeholder-type="text">&lt;item.uom_id.symbol of item.uom_id else ''&gt;</text:placeholder> <text:span text:style-name="T27">x </text:span><text:span text:style-name="T9"><text:placeholder text:placeholder-type="text">&lt;item.last_cost if item.product_id else item.cost_id.unit_cost&gt;</text:placeholder></text:span><text:span text:style-name="T28">€</text:span><text:span text:style-name="T26">)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Costi industriali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23"><text:placeholder text:placeholder-type="text">&lt;item.cost_id.name&gt;</text:placeholder><text:s/><text:span text:style-name="T29">(unit.: </text:span><text:span text:style-name="T29"><text:placeholder text:placeholder-type="text">&lt;item.cost_id.unit_cost&gt;</text:placeholder></text:span><text:span text:style-name="T29">)</text:span></text:p>
          </table:table-cell>
          <table:table-cell table:style-name="Tabella1.B20" table:number-columns-spanned="3" office:value-type="string">
            <text:p text:style-name="P23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25"/>
          </table:table-cell>
          <table:covered-table-cell/>
          <table:table-cell table:style-name="Tabella1.C24" table:number-columns-spanned="2" office:value-type="string">
            <text:p text:style-name="P26">Costo</text:p>
          </table:table-cell>
          <table:covered-table-cell/>
          <table:table-cell table:style-name="Tabella1.E24" table:number-columns-spanned="3" office:value-type="string">
            <text:p text:style-name="P27"><text:span text:style-name="T30"><text:placeholder text:placeholder-type="text">&lt;('%10.5f' % min).strip()&gt;</text:placeholder></text:span><text:span text:style-name="T30"><text:s/></text:span>- <text:placeholder text:placeholder-type="text">&lt;('%10.5f' % max).strip()&gt;</text:placeholder><text:s/></text:p>
            <text:p text:style-name="P27"><text:span text:style-name="T31">(</text:span><text:span text:style-name="T32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8"/>
      <text:p text:style-name="P29"><text:s/><text:placeholder text:placeholder-type="text">&lt;/for&gt;</text:placeholder></text:p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loext:opacity="100%" fo:font-size="8pt" style:font-size-asian="8pt" style:font-size-complex="8pt"/>
    </style:style>
    <style:style style:name="MT1" style:family="text">
      <style:text-properties fo:color="#579d1c" loext:opacity="100%" fo:font-size="8pt" style:font-size-asian="8pt" style:font-size-complex="8pt"/>
    </style:style>
    <style:style style:name="MT2" style:family="text">
      <style:text-properties fo:color="#579d1c" loext:opacity="100%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loext:opacity="100%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<text:s/>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06-01T12:19:36.49</meta:creation-date>
    <dc:date>2025-10-06T18:10:31.473448110</dc:date>
    <meta:editing-duration>P7DT22H27M56S</meta:editing-duration>
    <meta:editing-cycles>905</meta:editing-cycles>
    <meta:generator>LibreOffice/25.2.6.2$Linux_X86_64 LibreOffice_project/40d1a0e1d5bdf1afaeae24d9ece32bbb00fa66a4</meta:generator>
    <meta:document-statistic meta:table-count="1" meta:image-count="0" meta:object-count="0" meta:page-count="2" meta:paragraph-count="45" meta:word-count="272" meta:character-count="2319" meta:non-whitespace-character-count="2097"/>
    <meta:user-defined meta:name="Info 1"/>
    <meta:user-defined meta:name="Info 2"/>
    <meta:user-defined meta:name="Info 3"/>
    <meta:user-defined meta:name="Info 4"/>
  </office:meta>
</office:document-meta>
</file>